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fo:font-weight="normal" officeooo:rsid="00a89e7f" officeooo:paragraph-rsid="0006962e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ad9026" officeooo:paragraph-rsid="0006962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a89e7f" officeooo:paragraph-rsid="0006962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a8e669" officeooo:paragraph-rsid="0006962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aa9696" officeooo:paragraph-rsid="0006962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ab051b" officeooo:paragraph-rsid="0006962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ac3564" officeooo:paragraph-rsid="0006962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ad2aa1" officeooo:paragraph-rsid="0006962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ad578b" officeooo:paragraph-rsid="0006962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ab051b" officeooo:paragraph-rsid="0006962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ad2aa1" officeooo:paragraph-rsid="0006962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Dudu Cyryllic" fo:font-style="normal" fo:font-weight="normal" officeooo:rsid="024ea892" officeooo:paragraph-rsid="0006962e" style:font-style-asian="normal" style:font-weight-asian="normal" style:font-style-complex="normal" style:font-weight-complex="normal"/>
    </style:style>
    <style:style style:name="T1" style:family="text">
      <style:text-properties officeooo:rsid="038f3f44"/>
    </style:style>
    <style:style style:name="T2" style:family="text">
      <style:text-properties officeooo:rsid="01766c0c"/>
    </style:style>
    <style:style style:name="T3" style:family="text">
      <style:text-properties style:font-name="Liberation Serif" fo:font-size="12pt" officeooo:rsid="0010dad4" style:font-size-asian="12pt" style:font-size-complex="12pt"/>
    </style:style>
    <style:style style:name="T4" style:family="text">
      <style:text-properties officeooo:rsid="00ac3564"/>
    </style:style>
    <style:style style:name="T5" style:family="text">
      <style:text-properties officeooo:rsid="0072d913"/>
    </style:style>
    <style:style style:name="T6" style:family="text">
      <style:text-properties officeooo:rsid="01775940"/>
    </style:style>
    <style:style style:name="T7" style:family="text">
      <style:text-properties officeooo:rsid="00ad2aa1"/>
    </style:style>
    <style:style style:name="T8" style:family="text">
      <style:text-properties officeooo:rsid="024ea892"/>
    </style:style>
    <style:style style:name="T9" style:family="text">
      <style:text-properties officeooo:rsid="00ad578b"/>
    </style:style>
    <style:style style:name="T10" style:family="text">
      <style:text-properties officeooo:rsid="0254397a"/>
    </style:style>
    <style:style style:name="T11" style:family="text">
      <style:text-properties officeooo:rsid="00ad90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Фотографию пришлось отнести в фотоателье на Клубной.</text:p>
      <text:p text:style-name="P4">Фотомастер Артур, молодой армянин умеющий переносить фотопортреты на керамику, сказал, что это поправимо.</text:p>
      <text:p text:style-name="P4">Только я попросил увеличить снимок до размеров настенного портрета, оставив всё, что есть, и ручей тоже.</text:p>
      <text:p text:style-name="P4">Для восстановленного и увеличенного фото я ещё купил картонную рамочку и снова водрузил на полку.</text:p>
      <text:p text:style-name="P4">Увидев результат, моя мать истерично всхохотнула, что и осталось единственным комментарием.</text:p>
      <text:p text:style-name="P4">Никаких педагогических бесед по этой теме я больше не затевал, <text:span text:style-name="T1">а</text:span> фотография так и стояла в полной неприкосновенности, потихоньку собирая пыль.</text:p>
      <text:p text:style-name="P4"/>
      <text:p text:style-name="P4">В преддверии двухлетия своего сына Андрея, моя сестра Наташа пожаловалась, что нигде не купишь железную дорогу, <text:s/>чтобы собрать на полу бо<text:span text:style-name="T2">л</text:span>ьшущий круг из крохотных рельсов, по которым бегал бы маленький поезд. </text:p>
      <text:p text:style-name="P4">Помнишь, как у нас на Объекте была?</text:p>
      <text:p text:style-name="P4">У меня сохранялось смутное детское воспоминание о прекрасной игрушке и эту жалобу я воспринял как повод вырваться из повседневной конотопской жизни. </text:p>
      <text:p text:style-name="P5">Ведь я же любящий дядя!</text:p>
      <text:p text:style-name="P5"/>
      <text:p text:style-name="P5">Для начала я смотался в Киев.</text:p>
      <text:p text:style-name="P5">Продавщица универмага «Детский мир» уныло сидела за прилавком в чёрной стёганной телогрейке поверх синего халата магазинной униформы. </text:p>
      <text:p text:style-name="P5">Она малость взвеселилась, когда я сообщил ей, что «хóчу паров<text:span text:style-name="T2">ó</text:span>за».</text:p>
      <text:p text:style-name="P5"><text:span text:style-name="T1">Х</text:span>мыкну<text:span text:style-name="T1">в, она</text:span>, ответила <text:span text:style-name="T1">по селянски, чтоб мне, деревенщине, лучше дошло</text:span>:</text:p>
      <text:p text:style-name="P5">- Паровоза нема<text:span text:style-name="T3">є</text:span>.</text:p>
      <text:p text:style-name="P5">Меня это ничуть не удивило, ведь что Наташа скажет, так оно и есть.</text:p>
      <text:p text:style-name="P5">Дальше, по плану, шла столица нашей родины — Москва. </text:p>
      <text:p text:style-name="P5"><text:span text:style-name="T1">Именно т</text:span>уда тянулись караванные тропы для <text:span text:style-name="T1">всех</text:span> изнурённых дефицитом в полупустынях магазинных прилавков.</text:p>
      <text:p text:style-name="P5"/>
      <text:p text:style-name="P5">В столичном «Детском мире» нашёлся и паровоз с вагончиками, и рельсы со стрелками и мостиками, чтобы по ним бегал поезд от маленькой батарейки.</text:p>
      <text:p text:style-name="P5">Я отвёз добычу на Киевский вокзал и вернулся в центр — урвать свою долю культурной жизни.</text:p>
      <text:p text:style-name="P5">В кассе Большого Театра мне сказали, что билеты надо покупать на две недели раньше. </text:p>
      <text:p text:style-name="P5">Чуть разочаровавшись, я покинул большой очаг культуры, в котором мне не светит.</text:p>
      <text:p text:style-name="P5">Неподалёку от входа на тротуаре оказалась стеклянная кубическая будка сплошь занавешенная изнутри всевозможными афишами, <text:span text:style-name="T1">в ней продавались</text:span> билеты в театры и концертные залы Столицы.</text:p>
      <text:p text:style-name="P5">На предстоящий вечер мне предложили выбор: концерт звёзд эстрады в Кремлёвском зале, либо концерт джазовой группы в Центральном Театре Советской Армии. </text:p>
      <text:p text:style-name="P5">То есть отправиться в Кремль на ту муру, от которой и по телеку тошно, или...</text:p>
      <text:p text:style-name="P5">- Конечно, джаз!</text:p>
      <text:p text:style-name="P5"/>
      <text:p text:style-name="P10"><text:span text:style-name="T2">(...г</text:span>оворят, что железнодорожный вокзал Чернигова построен при немцам, во время оккупации. </text:p>
      <text:p text:style-name="P10">И этим говорильщикам я верю. Почему?</text:p>
      <text:p text:style-name="P10">Да просто лишь за то, что они за это не получают зарплаты, в отличие от множества <text:soft-page-break/>составителей бесчисленных советских учебников истории.</text:p>
      <text:p text:style-name="P10">И ещё говорят, что вид сверху черниговского вокзала являет собой тевтонский крест.</text:p>
      <text:p text:style-name="P10">С высоты птичьего полёта я его не рассматривал, однако, могу засвидетельствовать — из всех посещённых мною вокзалов, только там в любое время суток можешь набрать готовый крутой кипяток из специального медного крана...<text:span text:style-name="T2">)</text:span></text:p>
      <text:p text:style-name="P10"/>
      <text:p text:style-name="P6">Всё это к тому, что здание Центрального Театра Советской Армии сверху смотрится пятиконечной звездой. Говорят.</text:p>
      <text:p text:style-name="P6">Внутри же это добротное здание <text:span text:style-name="T4">с большим зрительным залом на первом этаже и выставочными стендами в широких галереях второго.</text:span></text:p>
      <text:p text:style-name="P7">Я скрупулёзно рассмотрел выставку конвертов и спичечных этикеток выпущенных в годы Отечественной войны, потому что приехал туда за два часа до концерта.</text:p>
      <text:p text:style-name="P7">А что ещё оставалось делать в незнакомой зимней Москве?</text:p>
      <text:p text:style-name="P7">Картинки на конвертах и этикетках, при всей их наивной примитивности, оказались ностальгически моими, ведь я вырастал на чёрно-белых кинокартинах той поры.</text:p>
      <text:p text:style-name="P7">Затем я спустился в зал, где вскоре джазмены начали устанавливать и опробовать на сцене свои инструменты — ударник, виброфон, колонки.</text:p>
      <text:p text:style-name="P7">Покончив с этими приготовлениями, музыканты набросились на опоздавшего лысого еврейчика, но тот наплёл им с три короба про неуютности московской жизни, а потом перешёл в контрнаступление, что скоро он вообще завяжет со всей этой музыкой — оно ему надо?</text:p>
      <text:p text:style-name="P7">Они покинули сцену, а зал начал потихоньку заполняться. Собралось до сотни слушателей привольно рассевшихся там и сям на мягких креслах.</text:p>
      <text:p text:style-name="P7">И начался концерт.</text:p>
      <text:p text:style-name="P7">Номера объявляла высокая толстая девушка в чёрном, иногда она ещё и пела.</text:p>
      <text:p text:style-name="P7">Я поглощал номер за номером и хотел лишь одного — пусть они не кончаются. </text:p>
      <text:p text:style-name="P7">Какой <text:span text:style-name="T5">диксиленд</text:span> на виброфоне! А бас-гитарист!</text:p>
      <text:p text:style-name="P7">Один раз он остался наедине с девушкой и <text:span text:style-name="T6">своей бас-гитарой и </text:span>они, <text:span text:style-name="T5">оставшись втроём,</text:span> сделали блюз <text:span text:style-name="T5">на пустой сцене</text:span>. О!</text:p>
      <text:p text:style-name="P7">Еврейчик вышел всего один раз. Он играл на там-таме.</text:p>
      <text:p text:style-name="P7">Играл? <text:span text:style-name="T7">Вся Африка не сумеет выдать такого на барабанах.</text:span></text:p>
      <text:p text:style-name="P8">Я простил ему лысину и тупую болтовню перед концертом, потому что он превратился в совершенно другого человека. Он забыл, что оно ему не надо и творил такие ритмы!..</text:p>
      <text:p text:style-name="P8">- Браво!!</text:p>
      <text:p text:style-name="P8"/>
      <text:p text:style-name="P8">По-видимому, в ЦТСА параллельно концерту проводилось ещё какое-то мероприятие, потому что к барьеру раздевалки толпились с номерками ещё и офицеры, которых в зале не было.</text:p>
      <text:p text:style-name="P8">Девушка-гардеробщица принесла на стойку две одежды сразу: генеральскую шинель с красной шёлковой подкладкой и каракулевым воротником — (так этот опёнок справа от меня, оказывается, генерал?) — и демисезонную шинелку от Алёши Очерета. </text:p>
      <text:p text:style-name="P8">Она положила и вздохнула над ними.</text:p>
      <text:p text:style-name="P8"/>
      <text:p text:style-name="P11"><text:span text:style-name="T6">(...а</text:span> что поделаешь?</text:p>
      <text:p text:style-name="P11">Обычная дилемма жизни: или гусар — кровь с молоком, но без гроша в кармане, или замухрышка-генерал с обеспеченным доходом. </text:p>
      <text:p text:style-name="P11">У каждого <text:span text:style-name="T8">имеется</text:span> рычаг для ублаготворения вздыхающих дам, <text:span text:style-name="T9">вот только рычаги для разных сфер</text:span>...<text:span text:style-name="T6">)</text:span></text:p>
      <text:p text:style-name="P12"><text:s/></text:p>
      <text:p text:style-name="P9">Московские водители профессиональнее киевских. </text:p>
      <text:p text:style-name="P9">Во всяком случае тот, что подобрал меня после концерта, оценив мой вид и безбагажность догадался отвезти в такую гостиницу, где не требуют брони.</text:p>
      <text:p text:style-name="P9">Гостиница «Полярная» уходила вверх от тротуара и где-то там терялась в тёмной высоте.</text:p>
      <text:p text:style-name="P9"><text:soft-page-break/>Из регистратуры меня направили лифтом на невообразимо высокий этаж — <text:span text:style-name="T10">аж </text:span>где-то между двенадцатым и шестнадцатым.</text:p>
      <text:p text:style-name="P9">Номер оказался очень похожим на комнату отдыха на украинских вокзалах; был бы паспорт при себе да рубл<text:span text:style-name="T6">ь</text:span> за койку. Просто здесь побольше наставлено коек — штук двадцать и на них уже валялись постояльцы в спортивных костюмах.</text:p>
      <text:p text:style-name="P9">В этот момент желудок мне напомнил, что гоняясь за культурной жизнью я как-то забыл пообедать, и что жрать охота — дальше некуда.</text:p>
      <text:p text:style-name="P9">Я спросил где тут столовая или буфет и спортивные мужики, с каким-то даже злорадством, пояснили, что всё такое подобное тут закрывают в семь.</text:p>
      <text:p text:style-name="P9"/>
      <text:p text:style-name="P9">Жрать хотелось всё сильнее, да ещё примешивалось желание осадить этих, довольных своим знанием, соседей по номеру, поэтому я разделся до пиджака и поехал на лифте вниз.</text:p>
      <text:p text:style-name="P9">Там я вышел на низенькое широкое крыльцо, где рядом с гостиничным входом находилась ещё и высоченная дверь в ресторан. Заперта, конечно, но внутри виднелся свет и мельтешение.</text:p>
      <text:p text:style-name="P9">Я начал колотить в коричневое обрамление дверных стёкол. С той стороны показался мужик в фуражке и ж<text:span text:style-name="T11">ё</text:span>лтых полосках на пиджаке.</text:p>
      <text:p text:style-name="P9">При виде меня, <text:span text:style-name="T11">стоящего на фоне чернильной темени позднего вечера в мелком снегу без шапки, в распахнутом на белой рубахе пиджаке, ему не оставалось иного вывода — я явно выходил из ресторана просвежиться, а теперь хочу обратно.</text:span></text:p>
      <text:p text:style-name="P2">Он отпер дверь и я устремился в зал.</text:p>
      <text:p text:style-name="P2"/>
      <text:p text:style-name="P2">Ресторан занимал немалую площадь; в нём разместилось гулеванье сразу двух свадеб и ещё оставались свободные столики.</text:p>
      <text:p text:style-name="P2">Ждать пришлось долго, но наконец ко мне подошёл официант и я объяснил, что хочу просто поужинать без излишеств.</text:p>
      <text:p text:style-name="P2"><text:span text:style-name="T10">Чтоб скоротать время, п</text:span>ока он прин<text:span text:style-name="T10">есёт мой </text:span><text:s/>спартанский заказ, <text:span text:style-name="T10">я</text:span> понаблюда<text:span text:style-name="T10">л</text:span> танец молодых из ближайшей ко мне свадьбы.</text:p>
      <text:p text:style-name="P2">Под конец танца дебелая невеста в белом платье <text:span text:style-name="T10">раздражённо </text:span>заехала локтем в грудь тщедушному жениху и вернулась за стол. </text:p>
      <text:p text:style-name="P2">Схватившись за галстук, он заулыбался жалкой улыбкой, где не хватало нескольких зубов.</text:p>
      <text:p text:style-name="P2">Фундамент брачных отношений закладывался ещё на свадьбе. </text:p>
      <text:p text:style-name="P2">Бедняга! Угораздило же тебя... </text:p>
      <text:p text:style-name="P2">То есть — совет, да любовь!</text:p>
      <text:p text:style-name="P2"/>
      <text:p text:style-name="P2">По счёту за ужин мне не хватило одного рубля. Вернее рубль у меня ещё оставался, но его я берёг на завтрашние расходы. Официанту я без подробностей объяснил про нехватку, пообещал, что непременно верну и спросил его имя.</text:p>
      <text:p text:style-name="P2">Он назвался и не стал настаивать на рубле.</text:p>
      <text:p text:style-name="P2">В номер я поднялся сытым и довольным, а на расспросы постояльцев рассеянно пояснил, что <text:s/>ресторан внизу ещё работа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11:35.685250413</meta:creation-date>
    <dc:date>2017-03-03T16:11:40.81714518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8" meta:word-count="1209" meta:character-count="7999" meta:non-whitespace-character-count="6835"/>
    <meta:generator>LibreOffice/4.3.3.2$Linux_x86 LibreOffice_project/430m0$Build-2</meta:generator>
  </office:meta>
</office:document-meta>
</file>